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text:line-break/>Aquí tienes el <text:span text:style-name="Strong_20_Emphasis">breve repaso del modelo místico tradicional</text:span> en el mismo tono y con una extensión similar, manteniendo la línea narrativa que venimos desarrollando.</text:p>
      <text:p text:style-name="Horizontal_20_Line"/>
      <text:h text:style-name="Heading_20_2" text:outline-level="2"><text:span text:style-name="Strong_20_Emphasis">El modelo místico tradicional</text:span></text:h>
      <text:p text:style-name="Text_20_body">Si el modelo cultural está moldeado por observaciones limitadas y suposiciones sobre el mundo físico, el modelo místico tradicional va un paso más allá: coloca a la humanidad en el centro del universo no solo física, sino espiritualmente. Es una visión que no nace de telescopios ni experimentos, sino de mitos, religiones y filosofías que han acompañado a nuestra especie desde sus orígenes.</text:p>
      <text:p text:style-name="Text_20_body">Este modelo parte de dos ideas fundamentales:</text:p>
      <text:list xml:id="list3831526721" text:style-name="L1">
        <text:list-item>
          <text:p text:style-name="P1">El hombre como centro y propósito de todo.</text:p>
        </text:list-item>
        <text:list-item>
          <text:p text:style-name="P1">La existencia de una inteligencia superior —a menudo imaginada a nuestra propia imagen— que crea el universo con el objetivo final de dar origen al ser humano.</text:p>
        </text:list-item>
      </text:list>
      <text:p text:style-name="Horizontal_20_Line"/>
      <text:h text:style-name="Heading_20_3" text:outline-level="3"><text:span text:style-name="Strong_20_Emphasis">1. El hombre como centro de todo</text:span></text:h>
      <text:p text:style-name="Text_20_body">En la mayor parte de las cosmovisiones antiguas, el hombre no es un elemento más de la naturaleza, sino su protagonista absoluto. Las culturas preindustriales veían el mundo como un escenario diseñado para albergar la vida humana: el Sol se mueve para dar luz a nuestros días, la Luna regula nuestras cosechas, los ríos fluyen para saciar nuestra sed, los animales existen para alimentarnos o servirnos.</text:p>
      <text:p text:style-name="Text_20_body">Incluso después de la revolución copernicana —que despojó a la Tierra de su lugar central en el universo físico—, la idea de centralidad humana persistió en el plano simbólico. Nos seguimos percibiendo como la cúspide de la creación, el producto más refinado de un proceso cósmico que, de algún modo, parecía apuntar hacia nosotros desde el principio.</text:p>
      <text:p text:style-name="Text_20_body">Esta visión no es arbitraria: ha tenido una función psicológica y social poderosa. Creer que somos el centro otorga sentido, propósito y cohesión cultural. Refuerza la noción de que nuestras vidas importan en un plan mayor, y que lo que hacemos tiene un significado más allá de nuestra breve existencia.</text:p>
      <text:p text:style-name="Text_20_body">Pero desde un punto de vista observacional, esta centralidad es difícil de sostener. La historia de la vida en la Tierra no está organizada en torno a la llegada del ser humano, sino marcada por incontables linajes, la mayoría extinguidos, y procesos que se desarrollaron sin nuestra intervención ni nuestra conciencia. El universo, con sus miles de millones de galaxias, parece indiferente a nuestra existencia, del mismo modo que la historia de la vida durante más de 3.500 millones de años se desarrolló sin que el ser humano apareciera en escena.</text:p>
      <text:p text:style-name="Horizontal_20_Line"/>
      <text:h text:style-name="Heading_20_3" text:outline-level="3"><text:soft-page-break/><text:span text:style-name="Strong_20_Emphasis">2. La inteligencia superior que crea al hombre a su imagen</text:span></text:h>
      <text:p text:style-name="Text_20_body">El segundo pilar del modelo místico tradicional es la creencia en una inteligencia suprema, frecuentemente concebida como un ser con rasgos humanos, que gobierna el universo y dirige su evolución hacia un fin: la creación del hombre.</text:p>
      <text:p text:style-name="Text_20_body">En muchas religiones y mitologías, esta inteligencia no es abstracta ni impersonal, sino un “alguien” con voluntad, emociones y propósitos. Y, de manera notable, este “alguien” suele compartir con nosotros rasgos muy familiares: habla, juzga, premia, castiga, ama, odia. En resumen, es un reflejo amplificado de la mente humana.</text:p>
      <text:p text:style-name="Text_20_body">En este marco, la vida y el universo no son fruto de leyes naturales impersonales, sino de un acto deliberado de diseño. El hombre no es un accidente, sino el objetivo final, la razón misma por la que todo existe. Las estrellas fueron creadas para que hubiera luz en nuestras noches; los mares, para darnos alimento; la historia, para conducirnos hacia un destino preescrito.</text:p>
      <text:p text:style-name="Text_20_body">Esta narrativa cumple funciones profundas: ofrece un sentido de pertenencia, una dirección moral, una estructura de significado que trasciende la mortalidad. Si una inteligencia superior nos ha diseñado, entonces nuestras vidas no son efímeras partículas de materia en un espacio indiferente, sino partes esenciales de un plan eterno.</text:p>
      <text:p text:style-name="Horizontal_20_Line"/>
      <text:h text:style-name="Heading_20_3" text:outline-level="3"><text:span text:style-name="Strong_20_Emphasis">Cuestionando la centralidad y el propósito predefinido</text:span></text:h>
      <text:p text:style-name="Text_20_body">Sin embargo, cuando confrontamos esta visión con el conocimiento acumulado por la ciencia, surgen tensiones. La biología evolutiva muestra que la aparición de los humanos no fue un desenlace inevitable, sino el resultado de una cadena de contingencias: cambios climáticos, extinciones masivas, mutaciones al azar y adaptaciones específicas que podrían haber tomado rumbos completamente distintos. Si retrocediéramos el reloj de la evolución y lo hiciéramos correr de nuevo, es poco probable que obtuviéramos algo idéntico a nosotros.</text:p>
      <text:p text:style-name="Text_20_body">Desde la cosmología, la escala del universo diluye la noción de que todo exista para nosotros. Con cientos de miles de millones de galaxias, muchas con sus propios sistemas planetarios, sería un derroche de recursos cósmicos inconcebible si su único propósito fuera servir a una sola especie en un rincón periférico.</text:p>
      <text:p text:style-name="Text_20_body">Incluso la idea de que la inteligencia superior sea “humana” en su naturaleza es problemática: si tal inteligencia existiera, no tendría por qué compartir nuestras limitaciones cognitivas o emocionales. El hecho de que la imaginemos como una versión amplificada de nosotros mismos revela más sobre nuestra psicología que sobre la naturaleza del universo.</text:p>
      <text:p text:style-name="Horizontal_20_Line"/>
      <text:h text:style-name="Heading_20_3" text:outline-level="3"><text:span text:style-name="Strong_20_Emphasis">El valor y el riesgo de este modelo</text:span></text:h>
      <text:p text:style-name="Text_20_body">El modelo místico tradicional ha tenido un valor incalculable para la cohesión de comunidades, la motivación personal y la creación de sistemas éticos. Ha dado sentido a lo inexplicable y ha ofrecido <text:soft-page-break/>consuelo frente a la incertidumbre y la muerte. Sin embargo, también puede limitar nuestra comprensión si lo tomamos como una descripción literal de la realidad.</text:p>
      <text:p text:style-name="Text_20_body">Si asumimos que el universo está hecho exclusivamente para nosotros, corremos el riesgo de ignorar su complejidad, de subestimar la autonomía de otras formas de vida y de descartar la posibilidad de inteligencias o propósitos que no se parezcan al nuestro. Y si damos por hecho que una inteligencia superior nos ha dado todas las respuestas, podemos perder el impulso de buscar por nosotros mismos.</text:p>
      <text:p text:style-name="Horizontal_20_Line"/>
      <text:h text:style-name="Heading_20_3" text:outline-level="3"><text:span text:style-name="Strong_20_Emphasis">Hacia un cambio de perspectiva</text:span></text:h>
      <text:p text:style-name="Text_20_body">El reconocimiento de los límites de este modelo no significa rechazar la espiritualidad o el sentido. Significa aceptar que la realidad podría ser más amplia, más extraña y más fascinante de lo que nuestras narrativas culturales y místicas han imaginado. Significa abrirnos a la posibilidad de que la vida no tenga como único objetivo la aparición del ser humano, y que la inteligencia —si es que existe en el universo de forma suprema— pueda adoptar formas que ni siquiera somos capaces de concebir.</text:p>
      <text:p text:style-name="Text_20_body">Si dejamos de vernos como el centro absoluto y empezamos a vernos como parte de un sistema mayor, quizá descubramos que nuestra verdadera importancia no está en ser el fin de la creación, sino en participar en una historia mucho más antigua, extensa y continua que nosotros mismos.</text:p>
      <text:p text:style-name="Horizontal_20_Line"/>
      <text:p text:style-name="Text_20_body">Si quieres, puedo seguir con la parte final de esta sección —<text:span text:style-name="Strong_20_Emphasis">"Justificar la necesidad de cambiar el modelo"</text:span>— enlazando todo lo que hemos escrito hasta ahora para que la transición hacia el nuevo modelo sea fluida y convincente.<text:line-break/>Así cerramos la primera gran sección del capítulo con un tono potente y bien hilad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10T14:08:33.305000000</meta:creation-date>
    <dc:date>2025-08-10T14:20:38.849000000</dc:date>
    <meta:editing-duration>PT1M55S</meta:editing-duration>
    <meta:editing-cycles>1</meta:editing-cycles>
    <meta:document-statistic meta:table-count="0" meta:image-count="0" meta:object-count="0" meta:page-count="3" meta:paragraph-count="27" meta:word-count="1125" meta:character-count="6984" meta:non-whitespace-character-count="5889"/>
    <meta:generator>LibreOffice/7.3.5.2$Windows_X86_64 LibreOffice_project/184fe81b8c8c30d8b5082578aee2fed2ea847c01</meta:generator>
  </office:meta>
</office:document-meta>
</file>